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-color="#ffffcc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905cm"/>
    </style:style>
    <style:style style:name="gr4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font-size="12pt"/>
    </style:style>
    <style:style style:name="T1" style:family="text">
      <style:text-properties fo:font-size="10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1" draw:layer="layout" svg:width="2.77cm" svg:height="1.882cm" svg:x="2.666cm" svg:y="4.216cm">
          <text:p text:style-name="P1"><text:span text:style-name="T1">Package bui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" draw:layer="layout" svg:width="2.77cm" svg:height="1.882cm" svg:x="6.725cm" svg:y="4.216cm">
          <text:p text:style-name="P1"><text:span text:style-name="T1">Submitted for</text:span></text:p>
          <text:p text:style-name="P1"><text:span text:style-name="T1">up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3" draw:layer="layout" svg:width="2.77cm" svg:height="1.882cm" svg:x="11.036cm" svg:y="4.216cm">
          <text:p text:style-name="P2">QA Tes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2.7cm" svg:height="2.155cm" svg:x="2.261cm" svg:y="1.626cm">
          <draw:text-box>
            <text:p text:style-name="P3">Fedora package update overview</text:p>
          </draw:text-box>
        </draw:frame>
        <draw:custom-shape draw:style-name="gr2" draw:text-style-name="P2" draw:id="id5" draw:layer="layout" svg:width="2.77cm" svg:height="1.882cm" svg:x="16.92cm" svg:y="7.805cm">
          <text:p text:style-name="P2">Signed by</text:p>
          <text:p text:style-name="P2">Release Tea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6" draw:layer="layout" svg:width="2.77cm" svg:height="1.882cm" svg:x="21.171cm" svg:y="7.805cm">
          <text:p text:style-name="P2">Package pushed</text:p>
          <text:p text:style-name="P2">L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id="id4" draw:layer="layout" svg:width="3.81cm" svg:height="2.54cm" svg:x="10.516cm" svg:y="7.476cm">
          <text:p text:style-name="P1"><text:span text:style-name="T1">Do Tests</text:span></text:p>
          <text:p text:style-name="P1"><text:span text:style-name="T1">Pas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4" draw:layer="layout" svg:x1="5.436cm" svg:y1="5.157cm" svg:x2="6.725cm" svg:y2="5.157cm" draw:start-shape="id1" draw:start-glue-point="1" draw:end-shape="id2" draw:end-glue-point="3">
          <text:p text:style-name="P3"/>
        </draw:connector>
        <draw:connector draw:style-name="gr5" draw:text-style-name="P4" draw:layer="layout" svg:x1="9.495cm" svg:y1="5.157cm" svg:x2="11.036cm" svg:y2="5.157cm" draw:start-shape="id2" draw:start-glue-point="1" draw:end-shape="id3">
          <text:p text:style-name="P3"/>
        </draw:connector>
        <draw:connector draw:style-name="gr5" draw:text-style-name="P4" draw:layer="layout" svg:x1="12.421cm" svg:y1="6.098cm" svg:x2="12.421cm" svg:y2="7.476cm" draw:start-shape="id3" draw:start-glue-point="2" draw:end-shape="id4">
          <text:p text:style-name="P3"/>
        </draw:connector>
        <draw:connector draw:style-name="gr6" draw:text-style-name="P5" draw:layer="layout" svg:x1="14.326cm" svg:y1="8.745cm" svg:x2="16.92cm" svg:y2="8.746cm" draw:start-shape="id4" draw:start-glue-point="7" draw:end-shape="id5" draw:end-glue-point="3">
          <text:p text:style-name="P1"><text:span text:style-name="T2">yes</text:span></text:p>
          <text:p text:style-name="P1"><text:span text:style-name="T2"/></text:p>
        </draw:connector>
        <draw:connector draw:style-name="gr5" draw:text-style-name="P4" draw:layer="layout" svg:x1="19.69cm" svg:y1="8.746cm" svg:x2="21.171cm" svg:y2="8.746cm" draw:start-shape="id5" draw:start-glue-point="1" draw:end-shape="id6" draw:end-glue-point="3">
          <text:p text:style-name="P3"/>
        </draw:connector>
        <draw:connector draw:style-name="gr6" draw:text-style-name="P1" draw:layer="layout" svg:x1="10.516cm" svg:y1="8.745cm" svg:x2="4.051cm" svg:y2="6.098cm" draw:start-shape="id4" draw:start-glue-point="5" draw:end-shape="id1" draw:end-glue-point="2">
          <text:p text:style-name="P1"/>
          <text:p text:style-name="P1"/>
          <text:p text:style-name="P1"><text:span text:style-name="T2">no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5$Build-9073</meta:generator>
    <meta:creation-date>2007-02-12T17:36:58</meta:creation-date>
    <dc:date>2007-02-13T14:02:28</dc:date>
    <dc:language>en-US</dc:language>
    <meta:editing-cycles>8</meta:editing-cycles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